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6cm" svg:stroke-color="#000000" draw:marker-start-width="0.268cm" draw:marker-end-width="0.268cm" draw:fill-color="#ffffcc" draw:textarea-horizontal-align="justify" draw:textarea-vertical-align="middle" draw:auto-grow-height="false" fo:min-height="1.655cm" fo:min-width="4.961cm" fo:padding-top="0.147cm" fo:padding-bottom="0.147cm" fo:padding-left="0.272cm" fo:padding-right="0.272cm"/>
    </style:style>
    <style:style style:name="gr2" style:family="graphic" style:parent-style-name="objectwithoutfill">
      <style:graphic-properties svg:stroke-width="0.046cm" draw:marker-start="" draw:marker-start-width="0.268cm" draw:marker-end="Triangle_20_unfilled" draw:marker-end-width="0.368cm" draw:fill="none" draw:textarea-vertical-align="middle" fo:padding-top="0.147cm" fo:padding-bottom="0.147cm" fo:padding-left="0.272cm" fo:padding-right="0.272cm"/>
    </style:style>
    <style:style style:name="gr3" style:family="graphic" style:parent-style-name="standard">
      <style:graphic-properties draw:stroke="none" svg:stroke-color="#000000" draw:fill="none" draw:fill-color="#ffffff" fo:min-height="1.782cm"/>
    </style:style>
    <style:style style:name="gr4" style:family="graphic" style:parent-style-name="standard">
      <style:graphic-properties svg:stroke-width="0.046cm" svg:stroke-color="#000000" draw:marker-start-width="0.268cm" draw:marker-end-width="0.268cm" draw:fill-color="#ffffcc" draw:textarea-horizontal-align="justify" draw:textarea-vertical-align="middle" draw:auto-grow-height="false" fo:min-height="1.611cm" fo:min-width="4.917cm" fo:padding-top="0.147cm" fo:padding-bottom="0.147cm" fo:padding-left="0.272cm" fo:padding-right="0.272cm"/>
    </style:style>
    <style:style style:name="gr5" style:family="graphic" style:parent-style-name="objectwithoutfill">
      <style:graphic-properties svg:stroke-width="0.046cm" draw:marker-start-width="0.268cm" draw:marker-end="Triangle_20_unfilled" draw:marker-end-width="0.368cm" draw:fill="none" draw:textarea-vertical-align="middle" fo:padding-top="0.147cm" fo:padding-bottom="0.147cm" fo:padding-left="0.272cm" fo:padding-right="0.272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461cm" svg:height="1.905cm" svg:x="6.338cm" svg:y="3.865cm">
          <text:p text:style-name="P1"><text:span text:style-name="T1">&lt;&lt;abstract&gt;&gt;</text:span></text:p>
          <text:p text:style-name="P1">Transportation</text:p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461cm" svg:height="1.905cm" svg:x="6.338cm" svg:y="7.56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461cm" svg:height="1.905cm" svg:x="12.338cm" svg:y="7.565cm">
          <text:p text:style-name="P1">Ship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461cm" svg:height="1.905cm" svg:x="0.338cm" svg:y="7.565cm">
          <text:p text:style-name="P1">Plane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461cm" svg:height="1.905cm" svg:x="3.338cm" svg:y="11.565cm">
          <text:p text:style-name="P1">Domestic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461cm" svg:height="1.905cm" svg:x="9.338cm" svg:y="11.565cm">
          <text:p text:style-name="P1">Foreig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068cm" svg:y1="11.565cm" svg:x2="9.068cm" svg:y2="9.47cm" draw:start-shape="id1" draw:start-glue-point="0" draw:end-shape="id2" draw:end-glue-point="2" svg:d="M6068 11565v-1048h3000v-1047" svg:viewBox="0 0 3001 2096">
          <text:p/>
        </draw:connector>
        <draw:connector draw:style-name="gr2" draw:text-style-name="P3" draw:layer="layout" svg:x1="12.068cm" svg:y1="11.565cm" svg:x2="9.068cm" svg:y2="9.47cm" draw:start-shape="id3" draw:start-glue-point="0" draw:end-shape="id2" svg:d="M12068 11565v-1048h-3000v-1047" svg:viewBox="0 0 3001 2096">
          <text:p/>
        </draw:connector>
        <draw:connector draw:style-name="gr2" draw:text-style-name="P3" draw:layer="layout" svg:x1="3.068cm" svg:y1="7.565cm" svg:x2="9.068cm" svg:y2="5.77cm" draw:start-shape="id4" draw:start-glue-point="0" draw:end-shape="id5" svg:d="M3068 7565v-898h6000v-897" svg:viewBox="0 0 6001 1796">
          <text:p/>
        </draw:connector>
        <draw:connector draw:style-name="gr2" draw:text-style-name="P3" draw:layer="layout" svg:x1="9.068cm" svg:y1="7.565cm" svg:x2="9.068cm" svg:y2="5.77cm" draw:start-shape="id2" draw:start-glue-point="0" draw:end-shape="id5" draw:end-glue-point="2" svg:d="M9068 7565v-1795" svg:viewBox="0 0 1 1796">
          <text:p/>
        </draw:connector>
        <draw:connector draw:style-name="gr2" draw:text-style-name="P3" draw:layer="layout" svg:x1="15.068cm" svg:y1="7.565cm" svg:x2="9.068cm" svg:y2="5.77cm" draw:start-shape="id6" draw:start-glue-point="0" draw:end-shape="id5" draw:end-glue-point="2" svg:d="M15068 7565v-898h-6000v-897" svg:viewBox="0 0 6001 1796">
          <text:p/>
        </draw:connector>
        <draw:frame draw:style-name="gr3" draw:text-style-name="P5" draw:layer="layout" svg:width="6.604cm" svg:height="2.156cm" svg:x="10.924cm" svg:y="3.8cm">
          <draw:text-box>
            <text:p text:style-name="P4"><text:span text:style-name="T2">Super Class</text:span></text:p>
            <text:p text:style-name="P4"><text:span text:style-name="T2">or</text:span></text:p>
            <text:p text:style-name="P4"><text:span text:style-name="T2">Parent Class</text:span></text:p>
          </draw:text-box>
        </draw:frame>
        <draw:frame draw:style-name="gr3" draw:text-style-name="P5" draw:layer="layout" svg:width="6.604cm" svg:height="2.156cm" svg:x="17.853cm" svg:y="7.483cm">
          <draw:text-box>
            <text:p text:style-name="P4"><text:span text:style-name="T2">SubClasses or </text:span></text:p>
            <text:p text:style-name="P4"><text:span text:style-name="T2">Child Classes of TransportationDevice</text:span></text:p>
          </draw:text-box>
        </draw:frame>
        <draw:frame draw:style-name="gr3" draw:text-style-name="P5" draw:layer="layout" svg:width="6.604cm" svg:height="2.156cm" svg:x="14.24cm" svg:y="11.42cm">
          <draw:text-box>
            <text:p text:style-name="P4"><text:span text:style-name="T2">SubClasses or </text:span></text:p>
            <text:p text:style-name="P4"><text:span text:style-name="T2">Child Classes </text:span></text:p>
            <text:p text:style-name="P4"><text:span text:style-name="T2">of Car</text:span></text:p>
          </draw:text-box>
        </draw:frame>
        <draw:custom-shape draw:style-name="gr4" draw:text-style-name="P2" xml:id="id7" draw:id="id7" draw:layer="layout" svg:width="5.461cm" svg:height="1.905cm" svg:x="6.338cm" svg:y="0.165cm">
          <text:p text:style-name="P1">Object</text:p>
          <text:p text:style-name="P1"><text:span text:style-name="T3"/></text:p>
          <text:p text:style-name="P1"><text:span text:style-name="T1">from package java.lang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068cm" svg:y1="3.865cm" svg:x2="9.068cm" svg:y2="2.07cm" draw:start-shape="id5" draw:start-glue-point="0" draw:end-shape="id7" draw:end-glue-point="2" svg:d="M9068 3865v-1795" svg:viewBox="0 0 1 1796">
          <text:p/>
        </draw:connector>
        <draw:frame draw:style-name="gr3" draw:text-style-name="P5" draw:layer="layout" svg:width="6.604cm" svg:height="2.156cm" svg:x="11.811cm" svg:y="0.13cm">
          <draw:text-box>
            <text:p text:style-name="P4"><text:span text:style-name="T2">Parent Class of all classes without one defined by “extends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257cm" fo:page-height="13.5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2T03:00:16.967997251</meta:creation-date>
    <dc:date>2015-08-02T03:18:38.674919860</dc:date>
    <meta:editing-duration>PT18M21S</meta:editing-duration>
    <meta:editing-cycles>3</meta:editing-cycles>
    <meta:generator>LibreOffice/4.4.2.2$Linux_X86_64 LibreOffice_project/40m0$Build-2</meta:generator>
    <meta:document-statistic meta:object-count="17"/>
  </office:meta>
</office:document-meta>
</file>